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785c2" officeooo:paragraph-rsid="001785c2"/>
    </style:style>
    <style:style style:name="P2" style:family="paragraph" style:parent-style-name="Standard">
      <style:paragraph-properties fo:text-align="end" style:justify-single-word="false"/>
      <style:text-properties style:font-name="Calibri" fo:language="ca" fo:country="ES" officeooo:rsid="001785c2" officeooo:paragraph-rsid="001785c2"/>
    </style:style>
    <style:style style:name="P3" style:family="paragraph" style:parent-style-name="Standard">
      <style:paragraph-properties fo:text-align="justify" style:justify-single-word="false"/>
      <style:text-properties style:font-name="Calibri" fo:language="ca" fo:country="ES" officeooo:rsid="0016de25" officeooo:paragraph-rsid="0016de25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2pt" fo:language="ca" fo:country="ES" officeooo:rsid="0016de25" officeooo:paragraph-rsid="0016de25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22pt" fo:language="ca" fo:country="ES" officeooo:rsid="0016de25" officeooo:paragraph-rsid="0016de25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2pt" fo:language="ca" fo:country="ES" officeooo:rsid="001785c2" officeooo:paragraph-rsid="001785c2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style:font-name="Calibri" fo:font-size="14pt" fo:language="ca" fo:country="ES" officeooo:rsid="001785c2" officeooo:paragraph-rsid="001785c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/>
      <text:p text:style-name="P4"/>
      <text:p text:style-name="P4">Documentació de la Pràctica 1:</text:p>
      <text:p text:style-name="P6">Cerca local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Oriol Pascual</text:p>
      <text:p text:style-name="P7">Jordi Donadeu</text:p>
      <text:p text:style-name="P7">Oriol Vidal</text:p>
      <text:p text:style-name="P7"/>
      <text:p text:style-name="P7">QT1 2018-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3:06:08.257000000</meta:creation-date>
    <dc:date>2018-10-22T13:26:47.770000000</dc:date>
    <meta:editing-duration>PT19S</meta:editing-duration>
    <meta:editing-cycles>1</meta:editing-cycles>
    <meta:document-statistic meta:table-count="0" meta:image-count="0" meta:object-count="0" meta:page-count="1" meta:paragraph-count="6" meta:word-count="15" meta:character-count="91" meta:non-whitespace-character-count="82"/>
    <meta:generator>LibreOffice/6.0.3.2$Windows_X86_64 LibreOffice_project/8f48d515416608e3a835360314dac7e47fd0b821</meta:generator>
  </office:meta>
</office:document-meta>
</file>